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17ED37DA2439743A7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d320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823cm" svg:height="12.6cm" svg:x="0.177cm" svg:y="3cm">
          <draw:image xlink:href="Pictures/10000000000002C00000017ED37DA2439743A7AD.png" xlink:type="simple" xlink:show="embed" xlink:actuate="onLoad" draw:mime-type="image/png">
            <text:p/>
          </draw:image>
        </draw:frame>
        <draw:custom-shape draw:style-name="gr2" draw:text-style-name="P3" draw:layer="layout" svg:width="20.8cm" svg:height="2.1cm" svg:x="0.3cm" svg:y="0.2cm">
          <text:p text:style-name="P2">O pacote <text:span text:style-name="T1">java.lang</text:span> é automaticamente importado pelo compilador em todos os programas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cm" fo:page-height="1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30T22:25:44.626207151</meta:creation-date>
    <dc:date>2024-04-22T16:15:11.384138608</dc:date>
    <meta:editing-duration>PT2M53S</meta:editing-duration>
    <meta:editing-cycles>3</meta:editing-cycles>
    <meta:generator>LibreOffice/7.3.7.2$Linux_X86_64 LibreOffice_project/30$Build-2</meta:generator>
    <meta:document-statistic meta:object-count="2"/>
  </office:meta>
</office:document-meta>
</file>